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ep-by-Step Guide: How to Download and Use Wireshark on Windows 10</text:h>
      <text:h text:style-name="Heading_20_2" text:outline-level="2">Introduction</text:h>
      <text:p text:style-name="Text_20_body">In this video, I'll guide you through the process of downloading and using Wireshark, a powerful network analysis tool. Wireshark allows you to observe and analyze network traffic, making it essential for understanding what's happening on a network, including potential security concerns like passwords transmission.</text:p>
      <text:h text:style-name="Heading_20_2" text:outline-level="2">Step 1: Open Microsoft Edge and Search for Wireshark</text:h>
      <text:list text:style-name="L1">
        <text:list-item>
          <text:p text:style-name="P2">Open Microsoft Edge on your Windows 10 computer.</text:p>
        </text:list-item>
        <text:list-item>
          <text:p text:style-name="P1">Go to Google.com and search for "Wireshark."</text:p>
        </text:list-item>
      </text:list>
      <text:h text:style-name="Heading_20_2" text:outline-level="2">Step 2: Download Wireshark</text:h>
      <text:list text:style-name="L2">
        <text:list-item>
          <text:p text:style-name="P4">The first search result should be Wireshark.org. Click on it.</text:p>
        </text:list-item>
        <text:list-item>
          <text:p text:style-name="P4">On the Wireshark website, locate the "Download" option and click on it.</text:p>
        </text:list-item>
        <text:list-item>
          <text:p text:style-name="P4">Choose the appropriate version for your system; in this example, select "Windows installer 64 bit."</text:p>
        </text:list-item>
        <text:list-item>
          <text:p text:style-name="P3">Click "Save" to download Wireshark.</text:p>
        </text:list-item>
      </text:list>
      <text:h text:style-name="Heading_20_2" text:outline-level="2">Step 3: Install Wireshark</text:h>
      <text:list text:style-name="L3">
        <text:list-item>
          <text:p text:style-name="P6">Once the download is complete, click on "Open folder" to access your downloads.</text:p>
        </text:list-item>
        <text:list-item>
          <text:p text:style-name="P6">Double-click on the downloaded executable file (Wireshark Windows 64 bit version 3.03).</text:p>
        </text:list-item>
        <text:list-item>
          <text:p text:style-name="P6">Click "Yes" to start the installation process.</text:p>
        </text:list-item>
        <text:list-item>
          <text:p text:style-name="P6">Accept the Wireshark license agreement by clicking "Agree."</text:p>
        </text:list-item>
        <text:list-item>
          <text:p text:style-name="P6">Keep the default installation options, including the components to install, and click "Next."</text:p>
        </text:list-item>
        <text:list-item>
          <text:p text:style-name="P6">Choose additional options like adding a desktop icon if desired and click "Next."</text:p>
        </text:list-item>
        <text:list-item>
          <text:p text:style-name="P6">Keep the default installation directory and proceed by clicking "Next."</text:p>
        </text:list-item>
        <text:list-item>
          <text:p text:style-name="P6">Stay with the default choices for capturing live network data (npcap or winpcap) and click "Next."</text:p>
        </text:list-item>
        <text:list-item>
          <text:p text:style-name="P5">Click "Install" to begin the Wireshark installation.</text:p>
        </text:list-item>
      </text:list>
      <text:h text:style-name="Heading_20_2" text:outline-level="2">Step 4: Complete Installation</text:h>
      <text:list text:style-name="L4">
        <text:list-item>
          <text:p text:style-name="P8">Wait for the installation to complete, including the installation of npcap.</text:p>
        </text:list-item>
        <text:list-item>
          <text:p text:style-name="P8">Agree to the npcap license agreement and click "Install."</text:p>
        </text:list-item>
        <text:list-item>
          <text:p text:style-name="P7">Complete the installation process by clicking "Next" and then "Finish."</text:p>
        </text:list-item>
      </text:list>
      <text:h text:style-name="Heading_20_2" text:outline-level="2">Step 5: Start Wireshark</text:h>
      <text:list text:style-name="L5">
        <text:list-item>
          <text:p text:style-name="P10">Launch Wireshark; you'll find the icon on your desktop.</text:p>
        </text:list-item>
        <text:list-item>
          <text:p text:style-name="P9">In Wireshark, you'll see available network interfaces. Choose the one you want to monitor (e.g., npcap loopback adapter or ethernet zero) and double-click on it.</text:p>
        </text:list-item>
      </text:list>
      <text:h text:style-name="Heading_20_2" text:outline-level="2">Step 6: Capture and Analyze Traffic</text:h>
      <text:list text:style-name="L6">
        <text:list-item>
          <text:p text:style-name="P12">Explore the captured traffic; you can use filters to focus on specific protocols or types of traffic.</text:p>
        </text:list-item>
        <text:list-item>
          <text:p text:style-name="P12">Example: Telnet into a device on your network and observe the captured Telnet data.</text:p>
        </text:list-item>
        <text:list-item>
          <text:p text:style-name="P12">Analyze captured packets by clicking on them and using features like "Follow TCP Stream" to view entire communication streams.</text:p>
        </text:list-item>
        <text:list-item>
          <text:p text:style-name="P11">Understand how Wireshark can reveal usernames and passwords transmitted over unencrypted protocols like HTTP.</text:p>
        </text:list-item>
      </text:list>
      <text:h text:style-name="Heading_20_2" text:outline-level="2">Conclusion</text:h>
      <text:p text:style-name="Text_20_body">Congratulations! You've successfully installed and used Wireshark on your Windows 10 computer. Experiment with capturing and analyzing different types of network traffic to enhance your understanding of network behavio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02:26:44.395000000</meta:creation-date>
    <dc:date>2023-10-07T02:27:14.619000000</dc:date>
    <meta:editing-duration>PT32S</meta:editing-duration>
    <meta:editing-cycles>1</meta:editing-cycles>
    <meta:document-statistic meta:table-count="0" meta:image-count="0" meta:object-count="0" meta:page-count="1" meta:paragraph-count="35" meta:word-count="426" meta:character-count="2740" meta:non-whitespace-character-count="2373"/>
    <meta:generator>LibreOffice/7.6.2.1$Windows_X86_64 LibreOffice_project/56f7684011345957bbf33a7ee678afaf4d2ba333</meta:generator>
  </office:meta>
</office:document-meta>
</file>